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うう・・・ま、まずいの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かなり・・・催してきてしまった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神殿内部にはトイレなど無い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かと言って、ああまで言って中に入った手前、
　もう帰るなどとは言えぬ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そわ・・・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ハッ！　いかん！　ワラワはこの国のために
　こうやって視察へ来ておるのじ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弱音など吐いておる場合ではない。　職務に
　集中せねば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じゃ。　何か発見はあった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
「は！　この柱に謎めいた言葉が記されて
　いるのですが、何のことやらさっぱ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柱の文字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う・・・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Hmhmm...</text:p>
          </table:table-cell>
          <table:table-cell table:number-columns-repeated="1020"/>
        </table:table-row>
        <table:table-row>
          <table:table-cell table:style-name="ce0" office:value-type="string">
            <text:p>・・・ワラワにもさっぱりじゃ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
「まあ、これまで何度も学者を交えて調査して
　解読できませんでしたから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者に解けぬものが、簡単にワラワに解ける
はずもない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そろそろ別の部屋へ行ってみ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7+02:00</meta:creation-date>
    <dc:date>2020-04-22T20:47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